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0edc3"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d2de9"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d90bb"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style>
    <style:style style:name="P8" style:family="paragraph" style:parent-style-name="Standard">
      <style:paragraph-properties fo:margin-top="0cm" fo:margin-bottom="0.353cm" loext:contextual-spacing="false" fo:line-height="115%" fo:text-align="start" style:justify-single-word="false"/>
      <style:text-properties officeooo:paragraph-rsid="002eef72"/>
    </style:style>
    <style:style style:name="P9" style:family="paragraph" style:parent-style-name="Standard">
      <style:paragraph-properties fo:margin-top="0cm" fo:margin-bottom="0.353cm" loext:contextual-spacing="false" fo:line-height="115%" fo:text-align="end" style:justify-single-word="false"/>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normal" officeooo:rsid="002baac8" fo:background-color="transparent" style:font-name-asian="Calibri1" style:font-weight-asian="normal" style:font-name-complex="Calibri1" style:font-weight-complex="normal"/>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normal" officeooo:rsid="002d2de9" officeooo:paragraph-rsid="002d2de9" fo:background-color="transparent" style:font-name-asian="Calibri1" style:font-weight-asian="normal" style:font-name-complex="Calibri1" style:font-weight-complex="normal"/>
    </style:style>
    <style:style style:name="P1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officeooo:rsid="002d90bb" officeooo:paragraph-rsid="002eef72" fo:background-color="transparent" style:font-name-asian="Calibri1" style:font-size-asian="7.84999990463257pt" style:font-weight-asian="normal" style:font-name-complex="Calibri1" style:font-size-complex="9pt" style:font-weight-complex="normal"/>
    </style:style>
    <style:style style:name="P13" style:family="paragraph" style:parent-style-name="Standard">
      <style:paragraph-properties fo:margin-top="0cm" fo:margin-bottom="0.353cm" loext:contextual-spacing="false" fo:line-height="115%" fo:text-align="start" style:justify-single-word="false"/>
      <style:text-properties officeooo:paragraph-rsid="002d90bb"/>
    </style:style>
    <style:style style:name="T1"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officeooo:rsid="00283291" fo:background-color="transparent" loext:char-shading-value="0" style:font-name-asian="Calibri1" style:font-name-complex="Calibri1"/>
    </style:style>
    <style:style style:name="T3" style:family="text">
      <style:text-properties style:use-window-font-color="true" style:font-name="Calibri1" fo:font-size="9pt" fo:language="fr" fo:country="FR" fo:font-weight="bold" fo:background-color="transparent" loext:char-shading-value="0" style:font-name-asian="Calibri1" style:font-size-asian="7.84999990463257pt" style:font-name-complex="Calibri1" style:font-size-complex="9pt"/>
    </style:style>
    <style:style style:name="T4" style:family="text">
      <style:text-properties style:use-window-font-color="true" style:font-name="Calibri1" fo:font-size="9pt" fo:language="fr" fo:country="FR" fo:font-weight="normal" officeooo:rsid="002d90bb" fo:background-color="transparent" loext:char-shading-value="0" style:font-name-asian="Calibri1" style:font-size-asian="7.84999990463257pt" style:font-weight-asian="normal" style:font-name-complex="Calibri1" style:font-size-complex="9pt" style:font-weight-complex="normal"/>
    </style:style>
    <style:style style:name="T5" style:family="text">
      <style:text-properties style:use-window-font-color="true" style:font-name="Calibri1" fo:font-size="9pt" fo:language="fr" fo:country="FR" fo:font-weight="normal" officeooo:rsid="002eef72" fo:background-color="transparent" loext:char-shading-value="0" style:font-name-asian="Calibri1" style:font-size-asian="7.84999990463257pt" style:font-weight-asian="normal" style:font-name-complex="Calibri1" style:font-size-complex="9pt" style:font-weight-complex="normal"/>
    </style:style>
    <style:style style:name="T6" style:family="text">
      <style:text-properties style:use-window-font-color="true" style:font-name="Calibri1" fo:font-size="9pt" fo:language="fr" fo:country="FR" fo:font-weight="normal" officeooo:rsid="0031f0fb" fo:background-color="transparent" loext:char-shading-value="0" style:font-name-asian="Calibri1" style:font-size-asian="7.84999990463257pt" style:font-weight-asian="normal" style:font-name-complex="Calibri1" style:font-size-complex="9pt" style:font-weight-complex="normal"/>
    </style:style>
    <style:style style:name="T7"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8" style:family="text">
      <style:text-properties style:use-window-font-color="true" style:font-name="Calibri1" fo:font-size="8pt" fo:language="fr" fo:country="FR" fo:font-weight="normal" officeooo:rsid="00283291" fo:background-color="transparent" loext:char-shading-value="0" style:font-name-asian="Calibri1" style:font-weight-asian="normal" style:font-name-complex="Calibri1" style:font-weight-complex="normal"/>
    </style:style>
    <style:style style:name="T9" style:family="text">
      <style:text-properties style:use-window-font-color="true" style:font-name="Calibri1" fo:font-size="8pt" fo:language="fr" fo:country="FR" fo:font-weight="normal" officeooo:rsid="0029cfb9" fo:background-color="transparent" loext:char-shading-value="0" style:font-name-asian="Calibri1" style:font-weight-asian="normal" style:font-name-complex="Calibri1" style:font-weight-complex="normal"/>
    </style:style>
    <style:style style:name="T10" style:family="text">
      <style:text-properties style:use-window-font-color="true" style:font-name="Calibri1" fo:font-size="8pt" fo:language="fr" fo:country="FR" fo:font-weight="normal" officeooo:rsid="002a5512" fo:background-color="transparent" loext:char-shading-value="0" style:font-name-asian="Calibri1" style:font-weight-asian="normal" style:font-name-complex="Calibri1" style:font-weight-complex="normal"/>
    </style:style>
    <style:style style:name="T11" style:family="text">
      <style:text-properties style:use-window-font-color="true" style:font-name="Calibri1" fo:font-size="8pt" fo:language="fr" fo:country="FR" fo:font-weight="normal" officeooo:rsid="002baac8" fo:background-color="transparent" loext:char-shading-value="0" style:font-name-asian="Calibri1" style:font-weight-asian="normal" style:font-name-complex="Calibri1" style:font-weight-complex="normal"/>
    </style:style>
    <style:style style:name="T12" style:family="text">
      <style:text-properties style:use-window-font-color="true" style:font-name="Calibri1" fo:font-size="8pt" fo:language="fr" fo:country="FR" fo:font-weight="normal" officeooo:rsid="0030d409" fo:background-color="transparent" loext:char-shading-value="0" style:font-name-asian="Calibri1" style:font-weight-asian="normal" style:font-name-complex="Calibri1" style:font-weight-complex="normal"/>
    </style:style>
    <style:style style:name="T13" style:family="text">
      <style:text-properties style:use-window-font-color="true" style:font-name="Calibri1" fo:font-size="8pt" fo:language="fr" fo:country="FR" fo:font-weight="normal" officeooo:rsid="002d90bb" fo:background-color="transparent" loext:char-shading-value="0" style:font-name-asian="Calibri1" style:font-weight-asian="normal" style:font-name-complex="Calibri1" style:font-weight-complex="normal"/>
    </style:style>
    <style:style style:name="T14" style:family="text">
      <style:text-properties style:use-window-font-color="true" style:font-name="Calibri1" fo:font-size="8pt" fo:language="fr" fo:country="FR" fo:font-weight="normal" officeooo:rsid="0031f0fb" fo:background-color="transparent" loext:char-shading-value="0" style:font-name-asian="Calibri1" style:font-weight-asian="normal" style:font-name-complex="Calibri1" style:font-weight-complex="normal"/>
    </style:style>
    <style:style style:name="T15" style:family="text">
      <style:text-properties style:use-window-font-color="true" style:font-name="Calibri1" fo:font-size="8pt" fo:language="fr" fo:country="FR" fo:font-weight="normal" officeooo:rsid="002d2de9" fo:background-color="transparent" loext:char-shading-value="0" style:font-name-asian="Calibri1" style:font-weight-asian="normal" style:font-name-complex="Calibri1" style:font-weight-complex="normal"/>
    </style:style>
    <style:style style:name="T16"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17"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8" style:family="text">
      <style:text-properties style:use-window-font-color="true" style:font-name="Calibri1" fo:font-size="12pt" fo:language="fr" fo:country="FR" style:text-underline-style="solid" style:text-underline-width="auto" style:text-underline-color="font-color" fo:font-weight="normal" officeooo:rsid="00283291" style:text-underline-mode="continuous" style:text-overline-mode="continuous" style:text-line-through-mode="continuous" fo:background-color="transparent" loext:char-shading-value="0" style:font-name-asian="Calibri1" style:font-name-complex="Calibri1"/>
    </style:style>
    <style:style style:name="T19" style:family="text">
      <style:text-properties officeooo:rsid="0020edc3"/>
    </style:style>
    <style:style style:name="T20" style:family="text">
      <style:text-properties fo:font-weight="normal" officeooo:rsid="002d2de9" style:font-weight-asian="normal" style:font-weight-complex="normal"/>
    </style:style>
    <style:style style:name="T21" style:family="text">
      <style:text-properties fo:font-weight="normal" officeooo:rsid="002d90bb" style:font-weight-asian="normal" style:font-weight-complex="normal"/>
    </style:style>
    <style:style style:name="T22" style:family="text">
      <style:text-properties fo:font-weight="normal" officeooo:rsid="0031f0fb" style:font-weight-asian="normal" style:font-weight-complex="normal"/>
    </style:style>
    <style:style style:name="T23" style:family="text">
      <style:text-properties officeooo:rsid="00283291"/>
    </style:style>
    <style:style style:name="T24" style:family="text">
      <style:text-properties officeooo:rsid="0030d409"/>
    </style:style>
    <style:style style:name="T25" style:family="text">
      <style:text-properties officeooo:rsid="0031f0f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2">Rapport de réunion n°1<text:span text:style-name="T23">3</text:span></text:p>
      <text:p text:style-name="P7"><text:span text:style-name="T7"><text:tab/></text:span><text:span text:style-name="T1">Date de la réunion : </text:span><text:span text:style-name="T2">23</text:span><text:span text:style-name="T1">/04/2021</text:span></text:p>
      <text:p text:style-name="P7"><text:span text:style-name="T1"><text:tab/>Date de la prochaine réunion : </text:span><text:span text:style-name="T2">30</text:span><text:span text:style-name="T1">/04/2021</text:span></text:p>
      <text:p text:style-name="P9"><text:span text:style-name="T17">Ordre du jour : </text:span><text:span text:style-name="T18">Début analyse séquentielle</text:span></text:p>
      <text:p text:style-name="P3">1. Ce que le stagiaire a dit :</text:p>
      <text:p text:style-name="P7"><text:span text:style-name="T16"><text:tab/></text:span><text:span text:style-name="T8">Je suis passé à des GAN </text:span><text:span text:style-name="T9">convolutifs</text:span><text:span text:style-name="T8">, </text:span><text:span text:style-name="T9">mais je pense que le </text:span><text:span text:style-name="T12">séquençage</text:span><text:span text:style-name="T9"> en image n’est pas vraiment optimal pour notre </text:span><text:span text:style-name="T12">problème.</text:span><text:span text:style-name="T9"> En effet, </text:span><text:span text:style-name="T12">même </text:span><text:span text:style-name="T9">dans le payload, certains champs peuvent dépendre d’</text:span><text:span text:style-name="T12">autres</text:span><text:span text:style-name="T9"> champs du payload, voir d’</text:span><text:span text:style-name="T12">autres</text:span><text:span text:style-name="T9"> champs des autres paquets de la </text:span><text:span text:style-name="T12">séquence</text:span><text:span text:style-name="T9"> de communication.</text:span></text:p>
      <text:p text:style-name="P7"><text:span text:style-name="T9"><text:tab/></text:span><text:span text:style-name="T10">J’ai </text:span><text:span text:style-name="T12">régénéré</text:span><text:span text:style-name="T10"> le dataset en me </text:span><text:span text:style-name="T12">concentrant</text:span><text:span text:style-name="T10"> sur les paquets UDP. J’ai </text:span><text:span text:style-name="T12">ré-entraîné</text:span><text:span text:style-name="T10"> les </text:span><text:span text:style-name="T12">modèles</text:span><text:span text:style-name="T10"> </text:span><text:span text:style-name="T11">sur le payload des paquets IPv4+UDP, en supprimant les 42 premiers octets (l’ensemble des headers). Ce </text:span><text:span text:style-name="T12">modèle</text:span><text:span text:style-name="T11"> ne nous </text:span><text:span text:style-name="T12">fournit</text:span><text:span text:style-name="T11"> donc qu’un payload UDP.</text:span></text:p>
      <text:p text:style-name="P10"><text:tab/>L’idée sera donc de fournir à un programme un descriptif du paquet que l’on souhait<text:span text:style-name="T24">e</text:span> g<text:span text:style-name="T24">é</text:span>n<text:span text:style-name="T24">é</text:span>rer (IP source, port source, protocole etc.) et de générer le paquet correspondant, en ayant un payload dont les valeurs des champs suive la distribution des valeurs des champs des payload du jeu <text:span text:style-name="T24">d’entraînement.</text:span></text:p>
      <text:p text:style-name="P10"><text:tab/>J’ai <text:span text:style-name="T24">écrit</text:span> un programme simple qui me <text:span text:style-name="T24">renvoie</text:span> un paquet UDP avec payload généré, qui prend en entrée<text:span text:style-name="T24">s</text:span> les valeurs à inclure dans les headers (IP source, IP destination, adresses MAC etc.)</text:p>
      <text:p text:style-name="P10"><text:tab/>Mon idée pour continuer dans cette direction serait d’avoir plein de petit<text:span text:style-name="T24">s</text:span> <text:span text:style-name="T24">modèles</text:span> <text:span text:style-name="T24">différents</text:span> (peut-<text:span text:style-name="T24">être</text:span> un <text:span text:style-name="T24">modèle</text:span> par protocole applicatif : DNS, HTTPS, HTTP…) qui ne <text:span text:style-name="T24">généreront</text:span> que les payload relatifs à ces applications, et <text:span text:style-name="T24">d’avoir</text:span> un autre <text:span text:style-name="T24">modèle</text:span> qui <text:span text:style-name="T24">lui, </text:span>g<text:span text:style-name="T24">é</text:span>n<text:span text:style-name="T24">é</text:span>rerait des flux pour ces applications <text:span text:style-name="T24">U</text:span>n flux <text:span text:style-name="T24">serait</text:span> composé de plusieurs paquets. Je pourrais <text:span text:style-name="T24">essayer</text:span> <text:span text:style-name="T24">d’entraîner</text:span> un <text:span text:style-name="T24">modèle</text:span> à g<text:span text:style-name="T24">é</text:span>n<text:span text:style-name="T24">é</text:span>rer des caractéristiques de flux (comme les caractéristiques NetFlow) et à créer des paquets en conséquences</text:p>
      <text:p text:style-name="P4">2. Ce que les encadrants ont ajouté :</text:p>
      <text:p text:style-name="P5"><text:tab/><text:span text:style-name="T20">Il faut continuer à voir ce qu’il se fait du </text:span><text:span text:style-name="T22">côté</text:span><text:span text:style-name="T20"> de la génération de séquence. Que ce soit pour la génération de caractérist</text:span><text:span text:style-name="T22">iqu</text:span><text:span text:style-name="T20">e ou pour le payload, le </text:span><text:span text:style-name="T22">séquençage</text:span><text:span text:style-name="T20"> des </text:span><text:span text:style-name="T22">données</text:span><text:span text:style-name="T20"> en image pose deux gros </text:span><text:span text:style-name="T22">problèmes</text:span><text:span text:style-name="T20"> : d’une part les données traitées doivent </text:span><text:span text:style-name="T22">être</text:span><text:span text:style-name="T20"> toutes de la </text:span><text:span text:style-name="T22">même</text:span><text:span text:style-name="T20"> taille et de l’autre, on perd l’information conditionnelle qu’apporte un octet sur un autre.</text:span></text:p>
      <text:p text:style-name="P11"><text:tab/>On peut essayer de voir sur ce qui se fait en NLP et continuer les recherches qui ont été <text:span text:style-name="T25">menées</text:span> cette semaine en ce sens. Par exemple Sequ2Sequ est un <text:span text:style-name="T25">modèle</text:span> d’autoencoder r<text:span text:style-name="T25">é</text:span>cursif qui encode une séquence x1x2x3….xn dans un espace latent et la reconstruit sur une base de RNN/LSTM.</text:p>
      <text:p text:style-name="P6"><text:span text:style-name="T20"><text:tab/></text:span><text:span text:style-name="T21">Générer du payload chiffré n’est pas vraiment </text:span><text:span text:style-name="T22">intéressant</text:span><text:span text:style-name="T21">,</text:span></text:p>
      <text:p text:style-name="P13"><text:span text:style-name="T13"><text:tab/>La génération de paquets UDP que j’ai présenté ne peut pas </text:span><text:span text:style-name="T14">être</text:span><text:span text:style-name="T13"> évalué de la </text:span><text:span text:style-name="T14">même</text:span><text:span text:style-name="T13"> manière qu’avant. Auparavant, on essayai</text:span><text:span text:style-name="T14">t</text:span><text:span text:style-name="T13"> de voir si scapy reconstruisait correctement les paquets. Ca ne peut plus nous servir de </text:span><text:span text:style-name="T14">critère</text:span><text:span text:style-name="T13"> </text:span><text:span text:style-name="T14">maintenant</text:span><text:span text:style-name="T13"> car le paquet est directement construit par les informations </text:span><text:span text:style-name="T14">données</text:span><text:span text:style-name="T13"> par l’utilisateur. Il faudrait essayer de voir si le payload généré pour un type de trafic UDP (DNS par exemple) est cohérent avec notre dataset. Par exemple est ce que les valeurs des </text:span><text:span text:style-name="T14">différents</text:span><text:span text:style-name="T13"> octets suive la </text:span><text:span text:style-name="T14">même</text:span><text:span text:style-name="T13"> répartition.</text:span></text:p>
      <text:p text:style-name="P13"><text:span text:style-name="T13"><text:tab/>Si on séquence un payload en une image (ce qui est le cas à présent mais ne sera bientôt plus le cas) : on a un nombre d’octet fixe dans notre payload <text:s/>(98) . On pourrait </text:span><text:span text:style-name="T14">donc </text:span><text:span text:style-name="T13">essayer de décrire la </text:span><text:span text:style-name="T14">répartition</text:span><text:span text:style-name="T13"> des valeurs de ces 98 octets via des courbes de distributions ou des diagrammes à moustache pour essayer de voir si les </text:span><text:span text:style-name="T14">répartitions</text:span><text:span text:style-name="T13"> </text:span><text:span text:style-name="T14">sont proches</text:span><text:span text:style-name="T13"> de celle</text:span><text:span text:style-name="T14">s</text:span><text:span text:style-name="T13"> du jeu de test.</text:span><text:span text:style-name="T15"> </text:span></text:p>
      <text:p text:style-name="P4"><text:span text:style-name="T19">3. </text:span>Ce qu’il faut faire pour la prochaine séance :</text:p>
      <text:p text:style-name="P7"><text:span text:style-name="T3"><text:tab/></text:span><text:span text:style-name="T4">Préparer la présentation de mardi</text:span></text:p>
      <text:p text:style-name="P8"><text:span text:style-name="T4"><text:tab/>Repr</text:span><text:span text:style-name="T5">e</text:span><text:span text:style-name="T4">ndre l’étude bibliographique, </text:span><text:span text:style-name="T5">en ajoutant les études </text:span><text:span text:style-name="T6">découvertes</text:span><text:span text:style-name="T5"> cette semaine.</text:span></text:p>
      <text:p text:style-name="P12"><text:tab/><text:span text:style-name="T25">Évaluer</text:span> les <text:span text:style-name="T25">distributions</text:span> de valeur de<text:span text:style-name="T25">s</text:span> payload généré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25T00:34:46.246300166</dc:date>
    <meta:editing-duration>PT21H31M24S</meta:editing-duration>
    <meta:editing-cycles>42</meta:editing-cycles>
    <meta:generator>LibreOffice/6.4.6.2$Linux_X86_64 LibreOffice_project/40$Build-2</meta:generator>
    <meta:document-statistic meta:table-count="0" meta:image-count="0" meta:object-count="0" meta:page-count="1" meta:paragraph-count="21" meta:word-count="601" meta:character-count="3598" meta:non-whitespace-character-count="3001"/>
  </office:meta>
</office:document-meta>
</file>